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6903in" fo:margin-left="0in" fo:margin-top="0in" fo:margin-bottom="0in" fo:break-before="auto" fo:break-after="auto" table:align="left"/>
    </style:style>
    <style:style style:name="Table1.A" style:family="table-column">
      <style:table-column-properties style:column-width="4.8451in"/>
    </style:style>
    <style:style style:name="Table1.B" style:family="table-column">
      <style:table-column-properties style:column-width="4.84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9fc5e8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line-height="115%" fo:text-indent="-0.25in" style:auto-text-indent="false"/>
    </style:style>
    <style:style style:name="P10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Τίτλος</text:span>: …………………………………………………………….</text:p>
      <text:p text:style-name="P1"/>
      <text:p text:style-name="P3"/>
      <text:p text:style-name="P3"><text:span text:style-name="T2">1. Εντοπισμός Χειριστών</text:span></text:p>
      <text:list xml:id="list1683046252" text:style-name="WWNum2">
        <text:list-item>
          <text:p text:style-name="P6">…………………………………………………….</text:p>
        </text:list-item>
        <text:list-item>
          <text:p text:style-name="P6">…………………………………………………….</text:p>
        </text:list-item>
      </text:list>
      <text:p text:style-name="P3"/>
      <text:p text:style-name="P3"/>
      <text:p text:style-name="P3"><text:span text:style-name="T2">2. Εντοπισμός Περιπτώσεων Χρήσης</text:span></text:p>
      <text:list xml:id="list1009193450" text:style-name="WWNum3">
        <text:list-item>
          <text:p text:style-name="P7">…………………………………………………….</text:p>
        </text:list-item>
        <text:list-item>
          <text:p text:style-name="P7">…………………………………………………….</text:p>
        </text:list-item>
        <text:list-item>
          <text:p text:style-name="P7">…………………………………………………….</text:p>
        </text:list-item>
      </text:list>
      <text:p text:style-name="P3"/>
      <text:p text:style-name="P3"/>
      <text:p text:style-name="P3"><text:span text:style-name="T2">3. Περιγραφή Περιπτώσεων Χρήσης μέσω σεναρίων</text:span>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1">Βασικές περιπτώσεις χρήσης</text:span></text:p>
          </table:table-cell>
          <table:table-cell table:style-name="Table1.A1" office:value-type="string">
            <text:p text:style-name="P5"><text:span text:style-name="T1">Επεκτάσεις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2">Όνομα Περίπτωσης Χρήσης 01</text:span></text:p>
            <text:p text:style-name="P5">Βήματα Κύριου Σεναρίου Επιτυχίας (ΚΣΕ):</text:p>
            <text:list xml:id="list3746848370" text:style-name="WWNum4">
              <text:list-item>
                <text:p text:style-name="P9">…………………………………………………….</text:p>
              </text:list-item>
              <text:list-item>
                <text:p text:style-name="P9">…………………………………………………….</text:p>
              </text:list-item>
            </text:list>
          </table:table-cell>
          <table:table-cell table:style-name="Table1.B2" office:value-type="string">
            <text:p text:style-name="P5"/>
          </table:table-cell>
        </table:table-row>
        <table:table-row table:style-name="Table1.1">
          <table:table-cell table:style-name="Table1.A3" office:value-type="string">
            <text:p text:style-name="Standard"><text:span text:style-name="T2">Όνομα Περίπτωσης Χρήσης 02</text:span></text:p>
            <text:p text:style-name="Standard">Βήματα Κύριου Σεναρίου Επιτυχίας (ΚΣΕ):</text:p>
            <text:list xml:id="list4100695549" text:style-name="WWNum1">
              <text:list-item>
                <text:p text:style-name="P8">…………………………………………………….</text:p>
              </text:list-item>
              <text:list-item>
                <text:p text:style-name="P8">…………………………………………………….</text:p>
              </text:list-item>
            </text:list>
          </table:table-cell>
          <table:table-cell table:style-name="Table1.B3" office:value-type="string">
            <text:p text:style-name="P5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1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9" meta:word-count="55" meta:character-count="503" meta:non-whitespace-character-count="476"/>
    <meta:generator>LibreOfficeDev/6.0.5.2$Linux_X86_64 LibreOffice_project/</meta:generator>
  </office:meta>
</office:document-meta>
</file>